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modbase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sign Decis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BMS:</text:p>
                <text:list>
                  <text:list-item>
                    <text:p>No redundancies</text:p>
                  </text:list-item>
                  <text:list-item>
                    <text:p>Consistent</text:p>
                  </text:list-item>
                  <text:list-item>
                    <text:p>Up-to-date</text:p>
                  </text:list-item>
                </text:list>
              </text:list-item>
              <text:list-item>
                <text:p>Server-based</text:p>
                <text:list>
                  <text:list-item>
                    <text:p>Access via Internet/Browser</text:p>
                  </text:list-item>
                </text:list>
              </text:list-item>
              <text:list-item>
                <text:p>Access Control</text:p>
                <text:list>
                  <text:list-item>
                    <text:p>Controlled Acc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1T15:17:40.400785241</meta:creation-date>
    <dc:date>2016-03-11T15:20:03.593730852</dc:date>
    <meta:editing-duration>PT2M23S</meta:editing-duration>
    <meta:editing-cycles>1</meta:editing-cycles>
    <meta:document-statistic meta:object-count="29"/>
    <meta:generator>LibreOffice/5.0.4.2$Linux_X86_64 LibreOffice_project/00m0$Build-2</meta:generator>
  </office:meta>
</office:document-meta>
</file>